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7064" officeooo:paragraph-rsid="00047064" style:font-weight-asian="bold" style:font-weight-complex="bold"/>
    </style:style>
    <style:style style:name="P2" style:family="paragraph" style:parent-style-name="Standard">
      <style:text-properties officeooo:rsid="00047064" officeooo:paragraph-rsid="00047064"/>
    </style:style>
    <style:style style:name="P3" style:family="paragraph" style:parent-style-name="Standard">
      <style:text-properties officeooo:rsid="00047064" officeooo:paragraph-rsid="00052bb1"/>
    </style:style>
    <style:style style:name="P4" style:family="paragraph" style:parent-style-name="Standard">
      <style:text-properties officeooo:rsid="0005239d" officeooo:paragraph-rsid="0005239d"/>
    </style:style>
    <style:style style:name="P5" style:family="paragraph" style:parent-style-name="Standard">
      <style:text-properties officeooo:rsid="0006de51" officeooo:paragraph-rsid="0006de51"/>
    </style:style>
    <style:style style:name="P6" style:family="paragraph" style:parent-style-name="Standard">
      <style:text-properties fo:font-weight="bold" officeooo:rsid="0009dbd9" officeooo:paragraph-rsid="0009dbd9" style:font-weight-asian="bold" style:font-weight-complex="bold"/>
    </style:style>
    <style:style style:name="P7" style:family="paragraph" style:parent-style-name="Standard">
      <style:text-properties officeooo:rsid="0009dbd9" officeooo:paragraph-rsid="0009dbd9"/>
    </style:style>
    <style:style style:name="P8" style:family="paragraph" style:parent-style-name="Standard">
      <style:text-properties fo:font-weight="bold" officeooo:rsid="0006de51" officeooo:paragraph-rsid="0006de51" style:font-weight-asian="bold" style:font-weight-complex="bold"/>
    </style:style>
    <style:style style:name="P9" style:family="paragraph" style:parent-style-name="Standard">
      <style:text-properties officeooo:rsid="0007e710" officeooo:paragraph-rsid="0007e710"/>
    </style:style>
    <style:style style:name="P10" style:family="paragraph" style:parent-style-name="Preformatted_20_Text">
      <style:text-properties officeooo:rsid="0007e710" officeooo:paragraph-rsid="0007e710"/>
    </style:style>
    <style:style style:name="P11" style:family="paragraph" style:parent-style-name="Standard">
      <style:text-properties fo:color="#000000" loext:opacity="100%" officeooo:rsid="0007e710" officeooo:paragraph-rsid="0007e710"/>
    </style:style>
    <style:style style:name="T1" style:family="text">
      <style:text-properties officeooo:rsid="00052bb1"/>
    </style:style>
    <style:style style:name="T2" style:family="text">
      <style:text-properties officeooo:rsid="000998a1"/>
    </style:style>
    <style:style style:name="T3" style:family="text">
      <style:text-properties fo:font-variant="normal" fo:text-transform="none" fo:color="#000000" loext:opacity="100%" fo:font-family="monospace, monospace" fo:letter-spacing="normal" fo:font-style="normal" fo:font-weight="normal" fo:background-color="transparent" loext:char-shading-value="0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становка сервера SSH на Debian</text:p>
      <text:p text:style-name="P2"/>
      <text:p text:style-name="P2">sudo apt-get update</text:p>
      <text:p text:style-name="P2">sudo apt-get install openssh-server</text:p>
      <text:p text:style-name="P2"/>
      <text:p text:style-name="P2">Проверка состояния:</text:p>
      <text:p text:style-name="P2">sudo systemctl status ssh</text:p>
      <text:p text:style-name="P2"/>
      <text:p text:style-name="P2">Запуск ssh-сервера</text:p>
      <text:p text:style-name="P2">sudo service ssh start</text:p>
      <text:p text:style-name="P2"/>
      <text:p text:style-name="P2">Остановка</text:p>
      <text:p text:style-name="P3">sudo service ssh st<text:span text:style-name="T1">op</text:span></text:p>
      <text:p text:style-name="P2"/>
      <text:p text:style-name="P4">Рестарт</text:p>
      <text:p text:style-name="P4">sudo systemctl restart sshd</text:p>
      <text:p text:style-name="P4"/>
      <text:p text:style-name="P4"/>
      <text:p text:style-name="P5">Подключение через командную строку:</text:p>
      <text:p text:style-name="P5">ssh &lt;имя удаленного пользователя&gt;@&lt;наименование или IP удаленного сервера&gt;</text:p>
      <text:p text:style-name="P5"/>
      <text:p text:style-name="P5">например:</text:p>
      <text:p text:style-name="P5">ssh <text:a xlink:type="simple" xlink:href="mailto:admin@192.168.1.5" text:style-name="Internet_20_link" text:visited-style-name="Visited_20_Internet_20_Link">admin@192.168.1.5</text:a></text:p>
      <text:p text:style-name="P5"/>
      <text:p text:style-name="P4"/>
      <text:p text:style-name="P5">GUI-клиент для обмена файлами</text:p>
      <text:p text:style-name="P5">ставим krusader:</text:p>
      <text:p text:style-name="P5">sudo apt install krusader</text:p>
      <text:p text:style-name="P5"/>
      <text:p text:style-name="P5">Подключение:</text:p>
      <text:p text:style-name="P5">Tools → New Net Connection, протокол – sftp, указать хост, username и password</text:p>
      <text:p text:style-name="P5"/>
      <text:p text:style-name="P5">На удаленном компе должен быть включен ssh-сервер</text:p>
      <text:p text:style-name="P5"/>
      <text:p text:style-name="P5"/>
      <text:p text:style-name="P6">Arch-Linux</text:p>
      <text:p text:style-name="P7"/>
      <text:p text:style-name="P7">Ставим:</text:p>
      <text:p text:style-name="P7"><text:s/>yay -S openssh</text:p>
      <text:p text:style-name="P7"/>
      <text:p text:style-name="P7">Активируем:</text:p>
      <text:p text:style-name="P7">sudo systemctl enable sshd</text:p>
      <text:p text:style-name="P7">sudo systemctl start sshd</text:p>
      <text:p text:style-name="P7"/>
      <text:p text:style-name="P7">Проверяем:</text:p>
      <text:p text:style-name="P7">sudo systemctl status sshd</text:p>
      <text:p text:style-name="P7"/>
      <text:p text:style-name="P7">тестируем:</text:p>
      <text:p text:style-name="P7">ssh alex@192.168.1.10</text:p>
      <text:p text:style-name="P7"/>
      <text:p text:style-name="P7">Будет запрошено подтверждение на импорт ключей, вопрос по паролю – все работает</text:p>
      <text:p text:style-name="P5"/>
      <text:p text:style-name="P5"><text:soft-page-break/></text:p>
      <text:p text:style-name="P8">Установка сервера SSH на Windows</text:p>
      <text:p text:style-name="P5"/>
      <text:p text:style-name="P5">Скачать дистриб – WinScp-6.1.1-Portable, <text:span text:style-name="T2">OpenSSH-Win64</text:span></text:p>
      <text:p text:style-name="P5">Распаковываем <text:span text:style-name="T2">OpenSSH-Win64</text:span> и кладем <text:span text:style-name="T2">содержимое</text:span> в <text:a xlink:type="simple" xlink:href="../../../../../../C:/Program" text:style-name="Internet_20_link" text:visited-style-name="Visited_20_Internet_20_Link">C:\Program</text:a> Files\OpenSSH</text:p>
      <text:p text:style-name="P9">Запускаем под админом PowerShell и запускаем команду:</text:p>
      <text:p text:style-name="P9"/>
      <text:p text:style-name="P10"><text:span text:style-name="Source_20_Text"><text:span text:style-name="T3">PS C:\Users\user1&gt; Get-ChildItem $env:ProgramData\ssh\ssh_host_*_key | ForEach-Object { . $env:ProgramFiles\OpenSSH\ssh-keygen.exe -l -f $_ }</text:span></text:span></text:p>
      <text:p text:style-name="P11"/>
      <text:p text:style-name="P9">Будет вывод с хешами для различных алгоритмов</text:p>
      <text:p text:style-name="P9"/>
      <text:p text:style-name="P9">Далее запускаем из списка сервисов службы:</text:p>
      <text:p text:style-name="P9"/>
      <text:p text:style-name="P9">OpenSSH Authentication Agent и OpenSSH SSH Server</text:p>
      <text:p text:style-name="P9"/>
      <text:p text:style-name="P9">Ставим GUI-клиент, это WinSCP</text:p>
      <text:p text:style-name="P9"/>
      <text:p text:style-name="P9">Готово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10-20T23:40:51.940000000</meta:creation-date>
    <meta:generator>LibreOffice/25.8.1.1$Linux_X86_64 LibreOffice_project/580$Build-1</meta:generator>
    <dc:date>2025-09-11T13:18:35.356007605</dc:date>
    <meta:editing-duration>PT33M58S</meta:editing-duration>
    <meta:editing-cycles>7</meta:editing-cycles>
    <meta:document-statistic meta:table-count="0" meta:image-count="0" meta:object-count="0" meta:page-count="2" meta:paragraph-count="42" meta:word-count="174" meta:character-count="1347" meta:non-whitespace-character-count="1211"/>
  </office:meta>
</office:document-meta>
</file>